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12-0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08-0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3-03-01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11-0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13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13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1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0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0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0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2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1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5186" calcext:value-type="float">
            <text:p>15.58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86921290323" calcext:value-type="float">
            <text:p>15.7386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6023225807" calcext:value-type="float">
            <text:p>15.8436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66449032258" calcext:value-type="float">
            <text:p>15.60664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31865806452" calcext:value-type="float">
            <text:p>15.3931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204" calcext:value-type="float">
            <text:p>15.22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23775483871" calcext:value-type="float">
            <text:p>14.9423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59775" calcext:value-type="float">
            <text:p>14.6885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0772" calcext:value-type="float">
            <text:p>15.32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0536774193" calcext:value-type="float">
            <text:p>15.69405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14264" calcext:value-type="float">
            <text:p>15.78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6175" calcext:value-type="float">
            <text:p>15.989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20529655172" calcext:value-type="float">
            <text:p>16.45205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4000516129" calcext:value-type="float">
            <text:p>16.4240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55808" calcext:value-type="float">
            <text:p>16.30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75868387097" calcext:value-type="float">
            <text:p>16.1375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3233548387" calcext:value-type="float">
            <text:p>15.9713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7303225807" calcext:value-type="float">
            <text:p>15.724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29025" calcext:value-type="float">
            <text:p>15.6572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0496" calcext:value-type="float">
            <text:p>15.4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56603636364" calcext:value-type="float">
            <text:p>15.08566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7644" calcext:value-type="float">
            <text:p>14.67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816925" calcext:value-type="float">
            <text:p>14.3081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5922857143" calcext:value-type="float">
            <text:p>14.10059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77858064516" calcext:value-type="float">
            <text:p>14.607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3873548387" calcext:value-type="float">
            <text:p>15.7213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0559483871" calcext:value-type="float">
            <text:p>16.2505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78761290323" calcext:value-type="float">
            <text:p>16.067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236" calcext:value-type="float">
            <text:p>15.85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69277419355" calcext:value-type="float">
            <text:p>15.976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8225" calcext:value-type="float">
            <text:p>16.27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47576" calcext:value-type="float">
            <text:p>16.42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09868387097" calcext:value-type="float">
            <text:p>16.6709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81304" calcext:value-type="float">
            <text:p>16.58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386725" calcext:value-type="float">
            <text:p>16.46386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24805714286" calcext:value-type="float">
            <text:p>16.4724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70023225806" calcext:value-type="float">
            <text:p>16.3770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4890322581" calcext:value-type="float">
            <text:p>16.178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51695483871" calcext:value-type="float">
            <text:p>15.9451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673625" calcext:value-type="float">
            <text:p>15.7967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45472" calcext:value-type="float">
            <text:p>16.21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27050322581" calcext:value-type="float">
            <text:p>16.382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4529" calcext:value-type="float">
            <text:p>16.424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86256" calcext:value-type="float">
            <text:p>16.6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30459354839" calcext:value-type="float">
            <text:p>16.6030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90552" calcext:value-type="float">
            <text:p>16.46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69075" calcext:value-type="float">
            <text:p>16.1946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12034285714" calcext:value-type="float">
            <text:p>16.0512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5290322581" calcext:value-type="float">
            <text:p>16.498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19357419355" calcext:value-type="float">
            <text:p>16.4219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56895483871" calcext:value-type="float">
            <text:p>16.2956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1223225807" calcext:value-type="float">
            <text:p>16.1941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1768" calcext:value-type="float">
            <text:p>16.24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64725" calcext:value-type="float">
            <text:p>16.2276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7143225807" calcext:value-type="float">
            <text:p>15.97771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66896" calcext:value-type="float">
            <text:p>15.6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1267096774" calcext:value-type="float">
            <text:p>15.2091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9636129032" calcext:value-type="float">
            <text:p>15.2069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76051612903" calcext:value-type="float">
            <text:p>15.497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34314482759" calcext:value-type="float">
            <text:p>15.68343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81076129032" calcext:value-type="float">
            <text:p>15.9781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950725" calcext:value-type="float">
            <text:p>15.8695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10888" calcext:value-type="float">
            <text:p>15.67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1107096774" calcext:value-type="float">
            <text:p>15.4621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51632" calcext:value-type="float">
            <text:p>15.55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091225" calcext:value-type="float">
            <text:p>15.6809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1974193548" calcext:value-type="float">
            <text:p>15.492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37136" calcext:value-type="float">
            <text:p>15.18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45870967742" calcext:value-type="float">
            <text:p>14.824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99318709677" calcext:value-type="float">
            <text:p>14.3999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8252903226" calcext:value-type="float">
            <text:p>14.1248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1894" calcext:value-type="float">
            <text:p>14.391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39971612903" calcext:value-type="float">
            <text:p>14.8239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809375" calcext:value-type="float">
            <text:p>15.2280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48672" calcext:value-type="float">
            <text:p>14.96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67677419355" calcext:value-type="float">
            <text:p>14.696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63008" calcext:value-type="float">
            <text:p>14.44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51275" calcext:value-type="float">
            <text:p>14.0085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98407741936" calcext:value-type="float">
            <text:p>13.4498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88288" calcext:value-type="float">
            <text:p>12.82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539" calcext:value-type="float">
            <text:p>12.64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39856" calcext:value-type="float">
            <text:p>13.8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29790967742" calcext:value-type="float">
            <text:p>14.9129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31371428571" calcext:value-type="float">
            <text:p>15.3031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800475" calcext:value-type="float">
            <text:p>15.2780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80975483871" calcext:value-type="float">
            <text:p>14.988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22508387097" calcext:value-type="float">
            <text:p>14.5922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48425" calcext:value-type="float">
            <text:p>14.16148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67690322581" calcext:value-type="float">
            <text:p>13.846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22802580645" calcext:value-type="float">
            <text:p>14.2622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9751483871" calcext:value-type="float">
            <text:p>15.1197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514" calcext:value-type="float">
            <text:p>15.7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31125" calcext:value-type="float">
            <text:p>15.4443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01368" calcext:value-type="float">
            <text:p>15.42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8773333333" calcext:value-type="float">
            <text:p>15.6978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6692" calcext:value-type="float">
            <text:p>16.96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6548" calcext:value-type="float">
            <text:p>16.57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5796" calcext:value-type="float">
            <text:p>16.65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014" calcext:value-type="float">
            <text:p>16.36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9388" calcext:value-type="float">
            <text:p>16.43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5236" calcext:value-type="float">
            <text:p>15.98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3508" calcext:value-type="float">
            <text:p>15.11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5028" calcext:value-type="float">
            <text:p>15.84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4724" calcext:value-type="float">
            <text:p>14.17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1804" calcext:value-type="float">
            <text:p>17.48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6044" calcext:value-type="float">
            <text:p>17.11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8068" calcext:value-type="float">
            <text:p>17.30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6588" calcext:value-type="float">
            <text:p>16.89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4708" calcext:value-type="float">
            <text:p>17.09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2116" calcext:value-type="float">
            <text:p>13.88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9412" calcext:value-type="float">
            <text:p>12.05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3636" calcext:value-type="float">
            <text:p>14.61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6412" calcext:value-type="float">
            <text:p>14.72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2092" calcext:value-type="float">
            <text:p>14.45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7372" calcext:value-type="float">
            <text:p>14.78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5484" calcext:value-type="float">
            <text:p>16.44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722" calcext:value-type="float">
            <text:p>15.85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5508" calcext:value-type="float">
            <text:p>15.87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2148" calcext:value-type="float">
            <text:p>15.66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7332" calcext:value-type="float">
            <text:p>14.46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8276" calcext:value-type="float">
            <text:p>13.63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231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30" meta:object-count="0"/>
    <meta:user-defined meta:name="AppVersion">3.0</meta:user-defined>
  </office:meta>
</office:document-meta>
</file>